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175cm" svg:height="1.27cm" svg:x="11.63cm" svg:y="2.14cm">
          <text:p text:style-name="P1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924cm" svg:height="1.27cm" svg:x="4.331cm" svg:y="5.74cm">
          <text:p text:style-name="P1">/morpholog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795cm" svg:height="5.08cm" svg:x="1.27cm" svg:y="8.89cm">
          <text:p text:style-name="P1">{UniqueName,x0,y0,z0,x,y,z,d}</text:p>
          <text:p text:style-name="P1">Cell1/Compartment1,0,0,0,1,0,0,0.5</text:p>
          <text:p text:style-name="P1">Cell1/Compartment2,1,0,0,2,0,0,0.6</text:p>
          <text:p text:style-name="P1">Cell2/Comapartment1,1,1,1,2,1,1,0.5</text:p>
          <text:p text:style-name="P1">Cell2/Compartment2,2,1,1,3,1,1,0.6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27cm" svg:x="13.932cm" svg:y="5.74cm">
          <text:p text:style-name="P1">/Cel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175cm" svg:height="1.27cm" svg:x="23.033cm" svg:y="5.74cm">
          <text:p text:style-name="P1">/Cel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1.43cm" svg:height="0.962cm" svg:x="1.27cm" svg:y="7.62cm">
          <draw:text-box>
            <text:p>geometry.csv (or morphml / .p file)</text:p>
          </draw:text-box>
        </draw:frame>
        <draw:custom-shape draw:style-name="gr1" draw:text-style-name="P1" xml:id="id6" draw:id="id6" draw:layer="layout" svg:width="4.661cm" svg:height="1.27cm" svg:x="21.299cm" svg:y="9.09cm">
          <text:p text:style-name="P1">/Compartmen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661cm" svg:height="1.27cm" svg:x="13.435cm" svg:y="9.09cm">
          <text:p text:style-name="P1">/Compartm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175cm" svg:height="1.27cm" svg:x="14.232cm" svg:y="12.74cm">
          <text:p text:style-name="P1">/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175cm" svg:height="1.27cm" svg:x="19.433cm" svg:y="12.74cm">
          <text:p text:style-name="P1">/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217cm" svg:y1="3.41cm" svg:x2="6.293cm" svg:y2="5.74cm" draw:start-shape="id1" draw:start-glue-point="2" draw:end-shape="id2" draw:end-glue-point="0" svg:d="m13217 3410v502l-6924 1327v501">
          <text:p/>
        </draw:connector>
        <draw:connector draw:style-name="gr4" draw:text-style-name="P1" draw:layer="layout" draw:type="lines" svg:x1="13.275cm" svg:y1="3.992cm" svg:x2="15.519cm" svg:y2="5.74cm" draw:end-shape="id3" draw:end-glue-point="0" svg:d="m13275 3992v0l2244 1247v501">
          <text:p/>
        </draw:connector>
        <draw:connector draw:style-name="gr4" draw:text-style-name="P1" draw:layer="layout" draw:type="lines" svg:x1="13.217cm" svg:y1="3.41cm" svg:x2="24.62cm" svg:y2="5.74cm" draw:start-shape="id1" draw:start-glue-point="2" draw:end-shape="id4" draw:end-glue-point="0" svg:d="m13217 3410v502l11403 1327v501">
          <text:p/>
        </draw:connector>
        <draw:connector draw:style-name="gr4" draw:text-style-name="P1" draw:layer="layout" draw:type="line" svg:x1="15.519cm" svg:y1="7.01cm" svg:x2="15.765cm" svg:y2="9.09cm" draw:start-shape="id3" draw:start-glue-point="2" draw:end-shape="id5" draw:end-glue-point="0" svg:d="m15519 7010 246 2080">
          <text:p/>
        </draw:connector>
        <draw:connector draw:style-name="gr4" draw:text-style-name="P1" draw:layer="layout" draw:type="line" svg:x1="15.519cm" svg:y1="7.01cm" svg:x2="23.629cm" svg:y2="9.09cm" draw:start-shape="id3" draw:start-glue-point="2" draw:end-shape="id6" draw:end-glue-point="0" svg:d="m15519 7010 8110 2080">
          <text:p/>
        </draw:connector>
        <draw:connector draw:style-name="gr4" draw:text-style-name="P1" draw:layer="layout" draw:type="line" svg:x1="15.765cm" svg:y1="10.36cm" svg:x2="15.819cm" svg:y2="12.74cm" draw:start-shape="id5" draw:start-glue-point="2" draw:end-shape="id7" draw:end-glue-point="0" svg:d="m15765 10360 54 2380">
          <text:p/>
        </draw:connector>
        <draw:connector draw:style-name="gr4" draw:text-style-name="P1" draw:layer="layout" draw:type="line" svg:x1="15.765cm" svg:y1="10.36cm" svg:x2="21.02cm" svg:y2="12.74cm" draw:start-shape="id5" draw:start-glue-point="2" draw:end-shape="id8" draw:end-glue-point="0" svg:d="m15765 10360 5255 2380">
          <text:p/>
        </draw:connector>
        <draw:custom-shape draw:style-name="gr2" draw:text-style-name="P1" draw:layer="layout" svg:width="5.08cm" svg:height="5.715cm" svg:x="13.37cm" svg:y="14.405cm">
          <text:p text:style-name="P1">Table</text:p>
          <draw:enhanced-geometry svg:viewBox="0 0 21600 21600" draw:type="rectangle" draw:enhanced-path="M 0 0 L 21600 0 21600 21600 0 21600 0 0 Z N"/>
        </draw:custom-shape>
        <draw:frame draw:style-name="gr5" draw:layer="layout" svg:width="9.525cm" svg:height="0.962cm" svg:x="10.29cm" svg:y="0.635cm">
          <draw:text-box>
            <text:p>HDF5 Table Structure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intaluri </meta:initial-creator>
    <meta:creation-date>2011-11-25T16:08:51</meta:creation-date>
    <meta:editing-duration>PT44M14S</meta:editing-duration>
    <meta:editing-cycles>2</meta:editing-cycles>
    <dc:date>2011-11-25T17:23:26</dc:date>
    <dc:creator>Chintaluri </dc:creator>
    <meta:document-statistic meta:object-count="42"/>
    <meta:generator>LibreOffice/3.3$Unix LibreOffice_project/330m19$Build-401</meta:generator>
  </office:meta>
</office:document-meta>
</file>